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cpuWsd" table:style-name="ta1">
        <table:shapes>
          <draw:frame draw:z-index="0" draw:style-name="gr1" draw:text-style-name="P1" svg:width="448.7pt" svg:height="342pt" svg:x="251.94pt" svg:y="27.69pt">
            <loext:p draw:notify-on-update-of-ranges="data_cpuWsd.C2:data_cpuWsd.C45 data_cpuWsd.A1:data_cpuWsd.A1 data_cpuWsd.A2:data_cpuWsd.A45 data_cpuWsd.D2:data_cpuWsd.D45 data_cpuWsd.D2:data_cpuWsd.D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15.102" calcext:value-type="float">
            <text:p>15.102</text:p>
          </table:table-cell>
          <table:table-cell office:value-type="float" office:value="17.5660792089615" calcext:value-type="float">
            <text:p>17.566079209</text:p>
          </table:table-cell>
          <table:table-cell office:value-type="float" office:value="0" calcext:value-type="float">
            <text:p>0</text:p>
          </table:table-cell>
          <table:table-cell table:formula="of:=[.B2]/2" office:value-type="float" office:value="8.78303960448075" calcext:value-type="float">
            <text:p>8.7830396045</text:p>
          </table:table-cell>
        </table:table-row>
        <table:table-row table:style-name="ro1">
          <table:table-cell office:value-type="float" office:value="13.096" calcext:value-type="float">
            <text:p>13.096</text:p>
          </table:table-cell>
          <table:table-cell office:value-type="float" office:value="9.52352532909308" calcext:value-type="float">
            <text:p>9.5235253291</text:p>
          </table:table-cell>
          <table:table-cell office:value-type="float" office:value="0.5" calcext:value-type="float">
            <text:p>0.5</text:p>
          </table:table-cell>
          <table:table-cell table:formula="of:=[.B3]/2" office:value-type="float" office:value="4.76176266454654" calcext:value-type="float">
            <text:p>4.7617626645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4.87664153419761" calcext:value-type="float">
            <text:p>4.8766415342</text:p>
          </table:table-cell>
          <table:table-cell office:value-type="float" office:value="1" calcext:value-type="float">
            <text:p>1</text:p>
          </table:table-cell>
          <table:table-cell table:formula="of:=[.B4]/2" office:value-type="float" office:value="2.4383207670988" calcext:value-type="float">
            <text:p>2.4383207671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5.03068137552368" calcext:value-type="float">
            <text:p>5.0306813755</text:p>
          </table:table-cell>
          <table:table-cell office:value-type="float" office:value="1.5" calcext:value-type="float">
            <text:p>1.5</text:p>
          </table:table-cell>
          <table:table-cell table:formula="of:=[.B5]/2" office:value-type="float" office:value="2.51534068776184" calcext:value-type="float">
            <text:p>2.5153406878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4.57535545624823" calcext:value-type="float">
            <text:p>4.5753554562</text:p>
          </table:table-cell>
          <table:table-cell office:value-type="float" office:value="2" calcext:value-type="float">
            <text:p>2</text:p>
          </table:table-cell>
          <table:table-cell table:formula="of:=[.B6]/2" office:value-type="float" office:value="2.28767772812412" calcext:value-type="float">
            <text:p>2.2876777281</text:p>
          </table:table-cell>
        </table:table-row>
        <table:table-row table:style-name="ro1">
          <table:table-cell office:value-type="float" office:value="9.926" calcext:value-type="float">
            <text:p>9.926</text:p>
          </table:table-cell>
          <table:table-cell office:value-type="float" office:value="3.33410392453382" calcext:value-type="float">
            <text:p>3.3341039245</text:p>
          </table:table-cell>
          <table:table-cell office:value-type="float" office:value="2.5" calcext:value-type="float">
            <text:p>2.5</text:p>
          </table:table-cell>
          <table:table-cell table:formula="of:=[.B7]/2" office:value-type="float" office:value="1.66705196226691" calcext:value-type="float">
            <text:p>1.6670519623</text:p>
          </table:table-cell>
        </table:table-row>
        <table:table-row table:style-name="ro1">
          <table:table-cell office:value-type="float" office:value="9.918" calcext:value-type="float">
            <text:p>9.918</text:p>
          </table:table-cell>
          <table:table-cell office:value-type="float" office:value="4.8970499241057" calcext:value-type="float">
            <text:p>4.8970499241</text:p>
          </table:table-cell>
          <table:table-cell office:value-type="float" office:value="3" calcext:value-type="float">
            <text:p>3</text:p>
          </table:table-cell>
          <table:table-cell table:formula="of:=[.B8]/2" office:value-type="float" office:value="2.44852496205285" calcext:value-type="float">
            <text:p>2.4485249621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5.94031539051383" calcext:value-type="float">
            <text:p>5.9403153905</text:p>
          </table:table-cell>
          <table:table-cell office:value-type="float" office:value="3.5" calcext:value-type="float">
            <text:p>3.5</text:p>
          </table:table-cell>
          <table:table-cell table:formula="of:=[.B9]/2" office:value-type="float" office:value="2.97015769525691" calcext:value-type="float">
            <text:p>2.9701576953</text:p>
          </table:table-cell>
        </table:table-row>
        <table:table-row table:style-name="ro1">
          <table:table-cell office:value-type="float" office:value="56.286" calcext:value-type="float">
            <text:p>56.286</text:p>
          </table:table-cell>
          <table:table-cell office:value-type="float" office:value="2.27632087691825" calcext:value-type="float">
            <text:p>2.2763208769</text:p>
          </table:table-cell>
          <table:table-cell office:value-type="float" office:value="4" calcext:value-type="float">
            <text:p>4</text:p>
          </table:table-cell>
          <table:table-cell table:formula="of:=[.B10]/2" office:value-type="float" office:value="1.13816043845913" calcext:value-type="float">
            <text:p>1.1381604385</text:p>
          </table:table-cell>
        </table:table-row>
        <table:table-row table:style-name="ro1">
          <table:table-cell office:value-type="float" office:value="57.584" calcext:value-type="float">
            <text:p>57.584</text:p>
          </table:table-cell>
          <table:table-cell office:value-type="float" office:value="2.51707313021635" calcext:value-type="float">
            <text:p>2.5170731302</text:p>
          </table:table-cell>
          <table:table-cell office:value-type="float" office:value="4.5" calcext:value-type="float">
            <text:p>4.5</text:p>
          </table:table-cell>
          <table:table-cell table:formula="of:=[.B11]/2" office:value-type="float" office:value="1.25853656510818" calcext:value-type="float">
            <text:p>1.2585365651</text:p>
          </table:table-cell>
        </table:table-row>
        <table:table-row table:style-name="ro1">
          <table:table-cell office:value-type="float" office:value="57.808" calcext:value-type="float">
            <text:p>57.808</text:p>
          </table:table-cell>
          <table:table-cell office:value-type="float" office:value="4.65836267986326" calcext:value-type="float">
            <text:p>4.6583626799</text:p>
          </table:table-cell>
          <table:table-cell office:value-type="float" office:value="5" calcext:value-type="float">
            <text:p>5</text:p>
          </table:table-cell>
          <table:table-cell table:formula="of:=[.B12]/2" office:value-type="float" office:value="2.32918133993163" calcext:value-type="float">
            <text:p>2.3291813399</text:p>
          </table:table-cell>
        </table:table-row>
        <table:table-row table:style-name="ro1">
          <table:table-cell office:value-type="float" office:value="57.744" calcext:value-type="float">
            <text:p>57.744</text:p>
          </table:table-cell>
          <table:table-cell office:value-type="float" office:value="4.09704522696989" calcext:value-type="float">
            <text:p>4.097045227</text:p>
          </table:table-cell>
          <table:table-cell office:value-type="float" office:value="5.5" calcext:value-type="float">
            <text:p>5.5</text:p>
          </table:table-cell>
          <table:table-cell table:formula="of:=[.B13]/2" office:value-type="float" office:value="2.04852261348494" calcext:value-type="float">
            <text:p>2.0485226135</text:p>
          </table:table-cell>
        </table:table-row>
        <table:table-row table:style-name="ro1">
          <table:table-cell office:value-type="float" office:value="56.586" calcext:value-type="float">
            <text:p>56.586</text:p>
          </table:table-cell>
          <table:table-cell office:value-type="float" office:value="3.06507715387128" calcext:value-type="float">
            <text:p>3.0650771539</text:p>
          </table:table-cell>
          <table:table-cell office:value-type="float" office:value="6" calcext:value-type="float">
            <text:p>6</text:p>
          </table:table-cell>
          <table:table-cell table:formula="of:=[.B14]/2" office:value-type="float" office:value="1.53253857693564" calcext:value-type="float">
            <text:p>1.5325385769</text:p>
          </table:table-cell>
        </table:table-row>
        <table:table-row table:style-name="ro1">
          <table:table-cell office:value-type="float" office:value="56.722" calcext:value-type="float">
            <text:p>56.722</text:p>
          </table:table-cell>
          <table:table-cell office:value-type="float" office:value="2.69393044165765" calcext:value-type="float">
            <text:p>2.6939304417</text:p>
          </table:table-cell>
          <table:table-cell office:value-type="float" office:value="6.5" calcext:value-type="float">
            <text:p>6.5</text:p>
          </table:table-cell>
          <table:table-cell table:formula="of:=[.B15]/2" office:value-type="float" office:value="1.34696522082883" calcext:value-type="float">
            <text:p>1.3469652208</text:p>
          </table:table-cell>
        </table:table-row>
        <table:table-row table:style-name="ro1">
          <table:table-cell office:value-type="float" office:value="55.85" calcext:value-type="float">
            <text:p>55.85</text:p>
          </table:table-cell>
          <table:table-cell office:value-type="float" office:value="2.1144063672138" calcext:value-type="float">
            <text:p>2.1144063672</text:p>
          </table:table-cell>
          <table:table-cell office:value-type="float" office:value="7" calcext:value-type="float">
            <text:p>7</text:p>
          </table:table-cell>
          <table:table-cell table:formula="of:=[.B16]/2" office:value-type="float" office:value="1.0572031836069" calcext:value-type="float">
            <text:p>1.0572031836</text:p>
          </table:table-cell>
        </table:table-row>
        <table:table-row table:style-name="ro1">
          <table:table-cell office:value-type="float" office:value="56.408" calcext:value-type="float">
            <text:p>56.408</text:p>
          </table:table-cell>
          <table:table-cell office:value-type="float" office:value="1.98739291843483" calcext:value-type="float">
            <text:p>1.9873929184</text:p>
          </table:table-cell>
          <table:table-cell office:value-type="float" office:value="7.5" calcext:value-type="float">
            <text:p>7.5</text:p>
          </table:table-cell>
          <table:table-cell table:formula="of:=[.B17]/2" office:value-type="float" office:value="0.993696459217415" calcext:value-type="float">
            <text:p>0.9936964592</text:p>
          </table:table-cell>
        </table:table-row>
        <table:table-row table:style-name="ro1">
          <table:table-cell office:value-type="float" office:value="56.156" calcext:value-type="float">
            <text:p>56.156</text:p>
          </table:table-cell>
          <table:table-cell office:value-type="float" office:value="2.47972677889303" calcext:value-type="float">
            <text:p>2.4797267789</text:p>
          </table:table-cell>
          <table:table-cell office:value-type="float" office:value="8" calcext:value-type="float">
            <text:p>8</text:p>
          </table:table-cell>
          <table:table-cell table:formula="of:=[.B18]/2" office:value-type="float" office:value="1.23986338944652" calcext:value-type="float">
            <text:p>1.2398633894</text:p>
          </table:table-cell>
        </table:table-row>
        <table:table-row table:style-name="ro1">
          <table:table-cell office:value-type="float" office:value="57.57" calcext:value-type="float">
            <text:p>57.57</text:p>
          </table:table-cell>
          <table:table-cell office:value-type="float" office:value="2.73699149596406" calcext:value-type="float">
            <text:p>2.736991496</text:p>
          </table:table-cell>
          <table:table-cell office:value-type="float" office:value="8.5" calcext:value-type="float">
            <text:p>8.5</text:p>
          </table:table-cell>
          <table:table-cell table:formula="of:=[.B19]/2" office:value-type="float" office:value="1.36849574798203" calcext:value-type="float">
            <text:p>1.368495748</text:p>
          </table:table-cell>
        </table:table-row>
        <table:table-row table:style-name="ro1">
          <table:table-cell office:value-type="float" office:value="57.434" calcext:value-type="float">
            <text:p>57.434</text:p>
          </table:table-cell>
          <table:table-cell office:value-type="float" office:value="2.87207597534662" calcext:value-type="float">
            <text:p>2.8720759753</text:p>
          </table:table-cell>
          <table:table-cell office:value-type="float" office:value="9" calcext:value-type="float">
            <text:p>9</text:p>
          </table:table-cell>
          <table:table-cell table:formula="of:=[.B20]/2" office:value-type="float" office:value="1.43603798767331" calcext:value-type="float">
            <text:p>1.4360379877</text:p>
          </table:table-cell>
        </table:table-row>
        <table:table-row table:style-name="ro1">
          <table:table-cell office:value-type="float" office:value="56.728" calcext:value-type="float">
            <text:p>56.728</text:p>
          </table:table-cell>
          <table:table-cell office:value-type="float" office:value="2.12084311305765" calcext:value-type="float">
            <text:p>2.1208431131</text:p>
          </table:table-cell>
          <table:table-cell office:value-type="float" office:value="9.5" calcext:value-type="float">
            <text:p>9.5</text:p>
          </table:table-cell>
          <table:table-cell table:formula="of:=[.B21]/2" office:value-type="float" office:value="1.06042155652883" calcext:value-type="float">
            <text:p>1.0604215565</text:p>
          </table:table-cell>
        </table:table-row>
        <table:table-row table:style-name="ro1">
          <table:table-cell office:value-type="float" office:value="57.054" calcext:value-type="float">
            <text:p>57.054</text:p>
          </table:table-cell>
          <table:table-cell office:value-type="float" office:value="2.65508445616853" calcext:value-type="float">
            <text:p>2.6550844562</text:p>
          </table:table-cell>
          <table:table-cell office:value-type="float" office:value="10" calcext:value-type="float">
            <text:p>10</text:p>
          </table:table-cell>
          <table:table-cell table:formula="of:=[.B22]/2" office:value-type="float" office:value="1.32754222808427" calcext:value-type="float">
            <text:p>1.3275422281</text:p>
          </table:table-cell>
        </table:table-row>
        <table:table-row table:style-name="ro1">
          <table:table-cell office:value-type="float" office:value="56.344" calcext:value-type="float">
            <text:p>56.344</text:p>
          </table:table-cell>
          <table:table-cell office:value-type="float" office:value="2.15540705942908" calcext:value-type="float">
            <text:p>2.1554070594</text:p>
          </table:table-cell>
          <table:table-cell office:value-type="float" office:value="10.5" calcext:value-type="float">
            <text:p>10.5</text:p>
          </table:table-cell>
          <table:table-cell table:formula="of:=[.B23]/2" office:value-type="float" office:value="1.07770352971454" calcext:value-type="float">
            <text:p>1.0777035297</text:p>
          </table:table-cell>
        </table:table-row>
        <table:table-row table:style-name="ro1">
          <table:table-cell office:value-type="float" office:value="56.742" calcext:value-type="float">
            <text:p>56.742</text:p>
          </table:table-cell>
          <table:table-cell office:value-type="float" office:value="3.86639577986147" calcext:value-type="float">
            <text:p>3.8663957799</text:p>
          </table:table-cell>
          <table:table-cell office:value-type="float" office:value="11" calcext:value-type="float">
            <text:p>11</text:p>
          </table:table-cell>
          <table:table-cell table:formula="of:=[.B24]/2" office:value-type="float" office:value="1.93319788993074" calcext:value-type="float">
            <text:p>1.9331978899</text:p>
          </table:table-cell>
        </table:table-row>
        <table:table-row table:style-name="ro1">
          <table:table-cell office:value-type="float" office:value="56.15" calcext:value-type="float">
            <text:p>56.15</text:p>
          </table:table-cell>
          <table:table-cell office:value-type="float" office:value="2.07985968914507" calcext:value-type="float">
            <text:p>2.0798596891</text:p>
          </table:table-cell>
          <table:table-cell office:value-type="float" office:value="11.5" calcext:value-type="float">
            <text:p>11.5</text:p>
          </table:table-cell>
          <table:table-cell table:formula="of:=[.B25]/2" office:value-type="float" office:value="1.03992984457254" calcext:value-type="float">
            <text:p>1.0399298446</text:p>
          </table:table-cell>
        </table:table-row>
        <table:table-row table:style-name="ro1">
          <table:table-cell office:value-type="float" office:value="57.24" calcext:value-type="float">
            <text:p>57.24</text:p>
          </table:table-cell>
          <table:table-cell office:value-type="float" office:value="2.76649044599021" calcext:value-type="float">
            <text:p>2.766490446</text:p>
          </table:table-cell>
          <table:table-cell office:value-type="float" office:value="12" calcext:value-type="float">
            <text:p>12</text:p>
          </table:table-cell>
          <table:table-cell table:formula="of:=[.B26]/2" office:value-type="float" office:value="1.38324522299511" calcext:value-type="float">
            <text:p>1.383245223</text:p>
          </table:table-cell>
        </table:table-row>
        <table:table-row table:style-name="ro1">
          <table:table-cell office:value-type="float" office:value="56.932" calcext:value-type="float">
            <text:p>56.932</text:p>
          </table:table-cell>
          <table:table-cell office:value-type="float" office:value="2.62930424567537" calcext:value-type="float">
            <text:p>2.6293042457</text:p>
          </table:table-cell>
          <table:table-cell office:value-type="float" office:value="12.5" calcext:value-type="float">
            <text:p>12.5</text:p>
          </table:table-cell>
          <table:table-cell table:formula="of:=[.B27]/2" office:value-type="float" office:value="1.31465212283769" calcext:value-type="float">
            <text:p>1.3146521228</text:p>
          </table:table-cell>
        </table:table-row>
        <table:table-row table:style-name="ro1">
          <table:table-cell office:value-type="float" office:value="57.566" calcext:value-type="float">
            <text:p>57.566</text:p>
          </table:table-cell>
          <table:table-cell office:value-type="float" office:value="3.25874709866556" calcext:value-type="float">
            <text:p>3.2587470987</text:p>
          </table:table-cell>
          <table:table-cell office:value-type="float" office:value="13" calcext:value-type="float">
            <text:p>13</text:p>
          </table:table-cell>
          <table:table-cell table:formula="of:=[.B28]/2" office:value-type="float" office:value="1.62937354933278" calcext:value-type="float">
            <text:p>1.6293735493</text:p>
          </table:table-cell>
        </table:table-row>
        <table:table-row table:style-name="ro1">
          <table:table-cell office:value-type="float" office:value="56.278" calcext:value-type="float">
            <text:p>56.278</text:p>
          </table:table-cell>
          <table:table-cell office:value-type="float" office:value="2.07140788167007" calcext:value-type="float">
            <text:p>2.0714078817</text:p>
          </table:table-cell>
          <table:table-cell office:value-type="float" office:value="13.5" calcext:value-type="float">
            <text:p>13.5</text:p>
          </table:table-cell>
          <table:table-cell table:formula="of:=[.B29]/2" office:value-type="float" office:value="1.03570394083504" calcext:value-type="float">
            <text:p>1.0357039408</text:p>
          </table:table-cell>
        </table:table-row>
        <table:table-row table:style-name="ro1">
          <table:table-cell office:value-type="float" office:value="58.184" calcext:value-type="float">
            <text:p>58.184</text:p>
          </table:table-cell>
          <table:table-cell office:value-type="float" office:value="3.41523358032262" calcext:value-type="float">
            <text:p>3.4152335803</text:p>
          </table:table-cell>
          <table:table-cell office:value-type="float" office:value="14" calcext:value-type="float">
            <text:p>14</text:p>
          </table:table-cell>
          <table:table-cell table:formula="of:=[.B30]/2" office:value-type="float" office:value="1.70761679016131" calcext:value-type="float">
            <text:p>1.7076167902</text:p>
          </table:table-cell>
        </table:table-row>
        <table:table-row table:style-name="ro1">
          <table:table-cell office:value-type="float" office:value="56.644" calcext:value-type="float">
            <text:p>56.644</text:p>
          </table:table-cell>
          <table:table-cell office:value-type="float" office:value="1.8720456997736" calcext:value-type="float">
            <text:p>1.8720456998</text:p>
          </table:table-cell>
          <table:table-cell office:value-type="float" office:value="14.5" calcext:value-type="float">
            <text:p>14.5</text:p>
          </table:table-cell>
          <table:table-cell table:formula="of:=[.B31]/2" office:value-type="float" office:value="0.9360228498868" calcext:value-type="float">
            <text:p>0.9360228499</text:p>
          </table:table-cell>
        </table:table-row>
        <table:table-row table:style-name="ro1">
          <table:table-cell office:value-type="float" office:value="56.674" calcext:value-type="float">
            <text:p>56.674</text:p>
          </table:table-cell>
          <table:table-cell office:value-type="float" office:value="2.52002672483399" calcext:value-type="float">
            <text:p>2.5200267248</text:p>
          </table:table-cell>
          <table:table-cell office:value-type="float" office:value="15" calcext:value-type="float">
            <text:p>15</text:p>
          </table:table-cell>
          <table:table-cell table:formula="of:=[.B32]/2" office:value-type="float" office:value="1.260013362417" calcext:value-type="float">
            <text:p>1.2600133624</text:p>
          </table:table-cell>
        </table:table-row>
        <table:table-row table:style-name="ro1">
          <table:table-cell office:value-type="float" office:value="46.488" calcext:value-type="float">
            <text:p>46.488</text:p>
          </table:table-cell>
          <table:table-cell office:value-type="float" office:value="12.5309680066495" calcext:value-type="float">
            <text:p>12.5309680066</text:p>
          </table:table-cell>
          <table:table-cell office:value-type="float" office:value="15.5" calcext:value-type="float">
            <text:p>15.5</text:p>
          </table:table-cell>
          <table:table-cell table:formula="of:=[.B33]/2" office:value-type="float" office:value="6.26548400332475" calcext:value-type="float">
            <text:p>6.2654840033</text:p>
          </table:table-cell>
        </table:table-row>
        <table:table-row table:style-name="ro1">
          <table:table-cell office:value-type="float" office:value="23.174" calcext:value-type="float">
            <text:p>23.174</text:p>
          </table:table-cell>
          <table:table-cell office:value-type="float" office:value="20.4403842968786" calcext:value-type="float">
            <text:p>20.4403842969</text:p>
          </table:table-cell>
          <table:table-cell office:value-type="float" office:value="16" calcext:value-type="float">
            <text:p>16</text:p>
          </table:table-cell>
          <table:table-cell table:formula="of:=[.B34]/2" office:value-type="float" office:value="10.2201921484393" calcext:value-type="float">
            <text:p>10.2201921484</text:p>
          </table:table-cell>
        </table:table-row>
        <table:table-row table:style-name="ro1">
          <table:table-cell office:value-type="float" office:value="14.658" calcext:value-type="float">
            <text:p>14.658</text:p>
          </table:table-cell>
          <table:table-cell office:value-type="float" office:value="15.1812732385284" calcext:value-type="float">
            <text:p>15.1812732385</text:p>
          </table:table-cell>
          <table:table-cell office:value-type="float" office:value="16.5" calcext:value-type="float">
            <text:p>16.5</text:p>
          </table:table-cell>
          <table:table-cell table:formula="of:=[.B35]/2" office:value-type="float" office:value="7.5906366192642" calcext:value-type="float">
            <text:p>7.5906366193</text:p>
          </table:table-cell>
        </table:table-row>
        <table:table-row table:style-name="ro1">
          <table:table-cell office:value-type="float" office:value="12.718" calcext:value-type="float">
            <text:p>12.718</text:p>
          </table:table-cell>
          <table:table-cell office:value-type="float" office:value="14.1907369902529" calcext:value-type="float">
            <text:p>14.1907369903</text:p>
          </table:table-cell>
          <table:table-cell office:value-type="float" office:value="17" calcext:value-type="float">
            <text:p>17</text:p>
          </table:table-cell>
          <table:table-cell table:formula="of:=[.B36]/2" office:value-type="float" office:value="7.09536849512645" calcext:value-type="float">
            <text:p>7.0953684951</text:p>
          </table:table-cell>
        </table:table-row>
        <table:table-row table:style-name="ro1">
          <table:table-cell office:value-type="float" office:value="11.084" calcext:value-type="float">
            <text:p>11.084</text:p>
          </table:table-cell>
          <table:table-cell office:value-type="float" office:value="11.0482496535951" calcext:value-type="float">
            <text:p>11.0482496536</text:p>
          </table:table-cell>
          <table:table-cell office:value-type="float" office:value="17.5" calcext:value-type="float">
            <text:p>17.5</text:p>
          </table:table-cell>
          <table:table-cell table:formula="of:=[.B37]/2" office:value-type="float" office:value="5.52412482679755" calcext:value-type="float">
            <text:p>5.5241248268</text:p>
          </table:table-cell>
        </table:table-row>
        <table:table-row table:style-name="ro1">
          <table:table-cell office:value-type="float" office:value="10.404" calcext:value-type="float">
            <text:p>10.404</text:p>
          </table:table-cell>
          <table:table-cell office:value-type="float" office:value="7.58607639706066" calcext:value-type="float">
            <text:p>7.5860763971</text:p>
          </table:table-cell>
          <table:table-cell office:value-type="float" office:value="18" calcext:value-type="float">
            <text:p>18</text:p>
          </table:table-cell>
          <table:table-cell table:formula="of:=[.B38]/2" office:value-type="float" office:value="3.79303819853033" calcext:value-type="float">
            <text:p>3.7930381985</text:p>
          </table:table-cell>
        </table:table-row>
        <table:table-row table:style-name="ro1">
          <table:table-cell office:value-type="float" office:value="9.678" calcext:value-type="float">
            <text:p>9.678</text:p>
          </table:table-cell>
          <table:table-cell office:value-type="float" office:value="7.66410371239101" calcext:value-type="float">
            <text:p>7.6641037124</text:p>
          </table:table-cell>
          <table:table-cell office:value-type="float" office:value="18.5" calcext:value-type="float">
            <text:p>18.5</text:p>
          </table:table-cell>
          <table:table-cell table:formula="of:=[.B39]/2" office:value-type="float" office:value="3.8320518561955" calcext:value-type="float">
            <text:p>3.8320518562</text:p>
          </table:table-cell>
        </table:table-row>
        <table:table-row table:style-name="ro1">
          <table:table-cell office:value-type="float" office:value="11.596" calcext:value-type="float">
            <text:p>11.596</text:p>
          </table:table-cell>
          <table:table-cell office:value-type="float" office:value="7.84656326693673" calcext:value-type="float">
            <text:p>7.8465632669</text:p>
          </table:table-cell>
          <table:table-cell office:value-type="float" office:value="19" calcext:value-type="float">
            <text:p>19</text:p>
          </table:table-cell>
          <table:table-cell table:formula="of:=[.B40]/2" office:value-type="float" office:value="3.92328163346837" calcext:value-type="float">
            <text:p>3.9232816335</text:p>
          </table:table-cell>
        </table:table-row>
        <table:table-row table:style-name="ro1">
          <table:table-cell office:value-type="float" office:value="8.222" calcext:value-type="float">
            <text:p>8.222</text:p>
          </table:table-cell>
          <table:table-cell office:value-type="float" office:value="3.40313720809827" calcext:value-type="float">
            <text:p>3.4031372081</text:p>
          </table:table-cell>
          <table:table-cell office:value-type="float" office:value="19.5" calcext:value-type="float">
            <text:p>19.5</text:p>
          </table:table-cell>
          <table:table-cell table:formula="of:=[.B41]/2" office:value-type="float" office:value="1.70156860404914" calcext:value-type="float">
            <text:p>1.701568604</text:p>
          </table:table-cell>
        </table:table-row>
        <table:table-row table:style-name="ro1">
          <table:table-cell office:value-type="float" office:value="10.2846153846154" calcext:value-type="float">
            <text:p>10.2846153846</text:p>
          </table:table-cell>
          <table:table-cell office:value-type="float" office:value="4.69107171615974" calcext:value-type="float">
            <text:p>4.6910717162</text:p>
          </table:table-cell>
          <table:table-cell office:value-type="float" office:value="20" calcext:value-type="float">
            <text:p>20</text:p>
          </table:table-cell>
          <table:table-cell table:formula="of:=[.B42]/2" office:value-type="float" office:value="2.34553585807987" calcext:value-type="float">
            <text:p>2.3455358581</text:p>
          </table:table-cell>
        </table:table-row>
        <table:table-row table:style-name="ro1">
          <table:table-cell office:value-type="float" office:value="7.66666666666667" calcext:value-type="float">
            <text:p>7.6666666667</text:p>
          </table:table-cell>
          <table:table-cell office:value-type="float" office:value="2.9521178838251" calcext:value-type="float">
            <text:p>2.9521178838</text:p>
          </table:table-cell>
          <table:table-cell office:value-type="float" office:value="20.5" calcext:value-type="float">
            <text:p>20.5</text:p>
          </table:table-cell>
          <table:table-cell table:formula="of:=[.B43]/2" office:value-type="float" office:value="1.47605894191255" calcext:value-type="float">
            <text:p>1.4760589419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2.92711462023611" calcext:value-type="float">
            <text:p>2.9271146202</text:p>
          </table:table-cell>
          <table:table-cell office:value-type="float" office:value="21" calcext:value-type="float">
            <text:p>21</text:p>
          </table:table-cell>
          <table:table-cell table:formula="of:=[.B44]/2" office:value-type="float" office:value="1.46355731011806" calcext:value-type="float">
            <text:p>1.4635573101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2.63375524046307" calcext:value-type="float">
            <text:p>2.6337552405</text:p>
          </table:table-cell>
          <table:table-cell office:value-type="float" office:value="21.5" calcext:value-type="float">
            <text:p>21.5</text:p>
          </table:table-cell>
          <table:table-cell table:formula="of:=[.B45]/2" office:value-type="float" office:value="1.31687762023153" calcext:value-type="float">
            <text:p>1.31687762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20:11:13.583232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20:18:19.814435095</dc:date>
    <meta:editing-duration>PT16M17S</meta:editing-duration>
    <meta:editing-cycles>4</meta:editing-cycles>
    <meta:generator>LibreOffice/5.1.6.2$Linux_X86_64 LibreOffice_project/10m0$Build-2</meta:generator>
    <meta:document-statistic meta:table-count="1" meta:cell-count="1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data_cpuWsd.D2:data_cpuWsd.D45" chart:error-lower-range="data_cpuWsd.D2:data_cpuWsd.D4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error-category="cell-range" chart:error-upper-range="data_cpuWsd.D2:data_cpuWsd.D45" chart:error-lower-range="data_cpuWsd.D2:data_cpuWsd.D4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_cpuWsd.D2:data_cpuWsd.D45" chart:error-lower-range="data_cpuWsd.D2:data_cpuWsd.D4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3cm" svg:height="12.066cm" xlink:href=".." xlink:type="simple" chart:class="chart:line" chart:style-name="ch1">
        <chart:title svg:x="4.564cm" svg:y="0.377cm" chart:style-name="ch2">
          <text:p>Consumo de CPU en Kubernetes</text:p>
        </chart:title>
        <chart:plot-area chart:style-name="ch3" table:cell-range-address="data_cpuWsd.C2:data_cpuWsd.C45 data_cpuWsd.A1:data_cpuWsd.A45" chart:data-source-has-labels="both" svg:x="1.327cm" svg:y="1.397cm" svg:width="14.187cm" svg:height="9.447cm">
          <chartooo:coordinate-region svg:x="1.948cm" svg:y="1.596cm" svg:width="13.566cm" svg:height="8.456cm"/>
          <chart:axis chart:dimension="x" chart:name="primary-x" chart:style-name="ch4" chartooo:axis-type="auto">
            <chartooo:date-scale/>
            <chart:title svg:x="6.855cm" svg:y="11.085cm" chart:style-name="ch5">
              <text:p>Tiempo en segundos</text:p>
            </chart:title>
            <chart:categories table:cell-range-address="data_cpuWsd.C2:data_cpuWsd.C45"/>
          </chart:axis>
          <chart:axis chart:dimension="y" chart:name="primary-y" chart:style-name="ch4">
            <chart:title svg:x="0.451cm" svg:y="7.487cm" chart:style-name="ch6">
              <text:p>Uso de CPU en %</text:p>
            </chart:title>
            <chart:grid chart:style-name="ch7" chart:class="major"/>
          </chart:axis>
          <chart:series chart:style-name="ch8" chart:values-cell-range-address="data_cpuWsd.A2:data_cpuWsd.A45" chart:label-cell-address="data_cpuWsd.A1:data_cpuWsd.A1" chart:class="chart:line">
            <chart:error-indicator chart:style-name="ch9" chart:dimension="y"/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data_cpuWsd.A1:data_cpuWsd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_cpuWsd.C2:data_cpuWsd.C45</svg:desc>
                </draw:g>
              </table:table-cell>
              <table:table-cell office:value-type="float" office:value="15.102">
                <text:p>15.102</text:p>
                <draw:g>
                  <svg:desc>data_cpuWsd.A2:data_cpuWsd.A45</svg:desc>
                </draw:g>
              </table:table-cell>
              <table:table-cell office:value-type="float" office:value="8.78303960448075">
                <text:p>8.78303960448075</text:p>
                <draw:g>
                  <svg:desc>data_cpuWsd.D2:data_cpuWsd.D45</svg:desc>
                </draw:g>
              </table:table-cell>
              <table:table-cell office:value-type="float" office:value="8.78303960448075">
                <text:p>8.78303960448075</text:p>
                <draw:g>
                  <svg:desc>data_cpuWsd.D2:data_cpuWsd.D45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3.096">
                <text:p>13.096</text:p>
              </table:table-cell>
              <table:table-cell office:value-type="float" office:value="4.76176266454654">
                <text:p>4.76176266454654</text:p>
              </table:table-cell>
              <table:table-cell office:value-type="float" office:value="4.76176266454654">
                <text:p>4.7617626645465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.34">
                <text:p>9.34</text:p>
              </table:table-cell>
              <table:table-cell office:value-type="float" office:value="2.4383207670988">
                <text:p>2.4383207670988</text:p>
              </table:table-cell>
              <table:table-cell office:value-type="float" office:value="2.4383207670988">
                <text:p>2.438320767098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1.18">
                <text:p>11.18</text:p>
              </table:table-cell>
              <table:table-cell office:value-type="float" office:value="2.51534068776184">
                <text:p>2.51534068776184</text:p>
              </table:table-cell>
              <table:table-cell office:value-type="float" office:value="2.51534068776184">
                <text:p>2.51534068776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38">
                <text:p>9.38</text:p>
              </table:table-cell>
              <table:table-cell office:value-type="float" office:value="2.28767772812412">
                <text:p>2.28767772812412</text:p>
              </table:table-cell>
              <table:table-cell office:value-type="float" office:value="2.28767772812412">
                <text:p>2.2876777281241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9.926">
                <text:p>9.926</text:p>
              </table:table-cell>
              <table:table-cell office:value-type="float" office:value="1.66705196226691">
                <text:p>1.66705196226691</text:p>
              </table:table-cell>
              <table:table-cell office:value-type="float" office:value="1.66705196226691">
                <text:p>1.667051962266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918">
                <text:p>9.918</text:p>
              </table:table-cell>
              <table:table-cell office:value-type="float" office:value="2.44852496205285">
                <text:p>2.44852496205285</text:p>
              </table:table-cell>
              <table:table-cell office:value-type="float" office:value="2.44852496205285">
                <text:p>2.4485249620528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1.84">
                <text:p>11.84</text:p>
              </table:table-cell>
              <table:table-cell office:value-type="float" office:value="2.97015769525691">
                <text:p>2.97015769525691</text:p>
              </table:table-cell>
              <table:table-cell office:value-type="float" office:value="2.97015769525691">
                <text:p>2.970157695256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.286">
                <text:p>56.286</text:p>
              </table:table-cell>
              <table:table-cell office:value-type="float" office:value="1.13816043845913">
                <text:p>1.13816043845913</text:p>
              </table:table-cell>
              <table:table-cell office:value-type="float" office:value="1.13816043845913">
                <text:p>1.1381604384591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57.584">
                <text:p>57.584</text:p>
              </table:table-cell>
              <table:table-cell office:value-type="float" office:value="1.25853656510818">
                <text:p>1.25853656510818</text:p>
              </table:table-cell>
              <table:table-cell office:value-type="float" office:value="1.25853656510818">
                <text:p>1.258536565108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7.808">
                <text:p>57.808</text:p>
              </table:table-cell>
              <table:table-cell office:value-type="float" office:value="2.32918133993163">
                <text:p>2.32918133993163</text:p>
              </table:table-cell>
              <table:table-cell office:value-type="float" office:value="2.32918133993163">
                <text:p>2.3291813399316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7.744">
                <text:p>57.744</text:p>
              </table:table-cell>
              <table:table-cell office:value-type="float" office:value="2.04852261348494">
                <text:p>2.04852261348494</text:p>
              </table:table-cell>
              <table:table-cell office:value-type="float" office:value="2.04852261348494">
                <text:p>2.048522613484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6.586">
                <text:p>56.586</text:p>
              </table:table-cell>
              <table:table-cell office:value-type="float" office:value="1.53253857693564">
                <text:p>1.53253857693564</text:p>
              </table:table-cell>
              <table:table-cell office:value-type="float" office:value="1.53253857693564">
                <text:p>1.5325385769356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56.722">
                <text:p>56.722</text:p>
              </table:table-cell>
              <table:table-cell office:value-type="float" office:value="1.34696522082883">
                <text:p>1.34696522082883</text:p>
              </table:table-cell>
              <table:table-cell office:value-type="float" office:value="1.34696522082883">
                <text:p>1.346965220828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5.85">
                <text:p>55.85</text:p>
              </table:table-cell>
              <table:table-cell office:value-type="float" office:value="1.0572031836069">
                <text:p>1.0572031836069</text:p>
              </table:table-cell>
              <table:table-cell office:value-type="float" office:value="1.0572031836069">
                <text:p>1.057203183606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56.408">
                <text:p>56.408</text:p>
              </table:table-cell>
              <table:table-cell office:value-type="float" office:value="0.993696459217415">
                <text:p>0.993696459217415</text:p>
              </table:table-cell>
              <table:table-cell office:value-type="float" office:value="0.993696459217415">
                <text:p>0.9936964592174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6.156">
                <text:p>56.156</text:p>
              </table:table-cell>
              <table:table-cell office:value-type="float" office:value="1.23986338944652">
                <text:p>1.23986338944652</text:p>
              </table:table-cell>
              <table:table-cell office:value-type="float" office:value="1.23986338944652">
                <text:p>1.2398633894465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57.57">
                <text:p>57.57</text:p>
              </table:table-cell>
              <table:table-cell office:value-type="float" office:value="1.36849574798203">
                <text:p>1.36849574798203</text:p>
              </table:table-cell>
              <table:table-cell office:value-type="float" office:value="1.36849574798203">
                <text:p>1.368495747982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7.434">
                <text:p>57.434</text:p>
              </table:table-cell>
              <table:table-cell office:value-type="float" office:value="1.43603798767331">
                <text:p>1.43603798767331</text:p>
              </table:table-cell>
              <table:table-cell office:value-type="float" office:value="1.43603798767331">
                <text:p>1.43603798767331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56.728">
                <text:p>56.728</text:p>
              </table:table-cell>
              <table:table-cell office:value-type="float" office:value="1.06042155652883">
                <text:p>1.06042155652883</text:p>
              </table:table-cell>
              <table:table-cell office:value-type="float" office:value="1.06042155652883">
                <text:p>1.060421556528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.054">
                <text:p>57.054</text:p>
              </table:table-cell>
              <table:table-cell office:value-type="float" office:value="1.32754222808427">
                <text:p>1.32754222808427</text:p>
              </table:table-cell>
              <table:table-cell office:value-type="float" office:value="1.32754222808427">
                <text:p>1.3275422280842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56.344">
                <text:p>56.344</text:p>
              </table:table-cell>
              <table:table-cell office:value-type="float" office:value="1.07770352971454">
                <text:p>1.07770352971454</text:p>
              </table:table-cell>
              <table:table-cell office:value-type="float" office:value="1.07770352971454">
                <text:p>1.077703529714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6.742">
                <text:p>56.742</text:p>
              </table:table-cell>
              <table:table-cell office:value-type="float" office:value="1.93319788993074">
                <text:p>1.93319788993074</text:p>
              </table:table-cell>
              <table:table-cell office:value-type="float" office:value="1.93319788993074">
                <text:p>1.9331978899307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56.15">
                <text:p>56.15</text:p>
              </table:table-cell>
              <table:table-cell office:value-type="float" office:value="1.03992984457254">
                <text:p>1.03992984457254</text:p>
              </table:table-cell>
              <table:table-cell office:value-type="float" office:value="1.03992984457254">
                <text:p>1.039929844572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.24">
                <text:p>57.24</text:p>
              </table:table-cell>
              <table:table-cell office:value-type="float" office:value="1.38324522299511">
                <text:p>1.38324522299511</text:p>
              </table:table-cell>
              <table:table-cell office:value-type="float" office:value="1.38324522299511">
                <text:p>1.38324522299511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56.932">
                <text:p>56.932</text:p>
              </table:table-cell>
              <table:table-cell office:value-type="float" office:value="1.31465212283769">
                <text:p>1.31465212283769</text:p>
              </table:table-cell>
              <table:table-cell office:value-type="float" office:value="1.31465212283769">
                <text:p>1.314652122837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7.566">
                <text:p>57.566</text:p>
              </table:table-cell>
              <table:table-cell office:value-type="float" office:value="1.62937354933278">
                <text:p>1.62937354933278</text:p>
              </table:table-cell>
              <table:table-cell office:value-type="float" office:value="1.62937354933278">
                <text:p>1.62937354933278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56.278">
                <text:p>56.278</text:p>
              </table:table-cell>
              <table:table-cell office:value-type="float" office:value="1.03570394083504">
                <text:p>1.03570394083504</text:p>
              </table:table-cell>
              <table:table-cell office:value-type="float" office:value="1.03570394083504">
                <text:p>1.035703940835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8.184">
                <text:p>58.184</text:p>
              </table:table-cell>
              <table:table-cell office:value-type="float" office:value="1.70761679016131">
                <text:p>1.70761679016131</text:p>
              </table:table-cell>
              <table:table-cell office:value-type="float" office:value="1.70761679016131">
                <text:p>1.7076167901613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56.644">
                <text:p>56.644</text:p>
              </table:table-cell>
              <table:table-cell office:value-type="float" office:value="0.9360228498868">
                <text:p>0.9360228498868</text:p>
              </table:table-cell>
              <table:table-cell office:value-type="float" office:value="0.9360228498868">
                <text:p>0.93602284988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6.674">
                <text:p>56.674</text:p>
              </table:table-cell>
              <table:table-cell office:value-type="float" office:value="1.260013362417">
                <text:p>1.260013362417</text:p>
              </table:table-cell>
              <table:table-cell office:value-type="float" office:value="1.260013362417">
                <text:p>1.26001336241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46.488">
                <text:p>46.488</text:p>
              </table:table-cell>
              <table:table-cell office:value-type="float" office:value="6.26548400332475">
                <text:p>6.26548400332475</text:p>
              </table:table-cell>
              <table:table-cell office:value-type="float" office:value="6.26548400332475">
                <text:p>6.265484003324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174">
                <text:p>23.174</text:p>
              </table:table-cell>
              <table:table-cell office:value-type="float" office:value="10.2201921484393">
                <text:p>10.2201921484393</text:p>
              </table:table-cell>
              <table:table-cell office:value-type="float" office:value="10.2201921484393">
                <text:p>10.2201921484393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4.658">
                <text:p>14.658</text:p>
              </table:table-cell>
              <table:table-cell office:value-type="float" office:value="7.5906366192642">
                <text:p>7.5906366192642</text:p>
              </table:table-cell>
              <table:table-cell office:value-type="float" office:value="7.5906366192642">
                <text:p>7.590636619264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.718">
                <text:p>12.718</text:p>
              </table:table-cell>
              <table:table-cell office:value-type="float" office:value="7.09536849512645">
                <text:p>7.09536849512645</text:p>
              </table:table-cell>
              <table:table-cell office:value-type="float" office:value="7.09536849512645">
                <text:p>7.0953684951264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1.084">
                <text:p>11.084</text:p>
              </table:table-cell>
              <table:table-cell office:value-type="float" office:value="5.52412482679755">
                <text:p>5.52412482679755</text:p>
              </table:table-cell>
              <table:table-cell office:value-type="float" office:value="5.52412482679755">
                <text:p>5.524124826797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.404">
                <text:p>10.404</text:p>
              </table:table-cell>
              <table:table-cell office:value-type="float" office:value="3.79303819853033">
                <text:p>3.79303819853033</text:p>
              </table:table-cell>
              <table:table-cell office:value-type="float" office:value="3.79303819853033">
                <text:p>3.793038198530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9.678">
                <text:p>9.678</text:p>
              </table:table-cell>
              <table:table-cell office:value-type="float" office:value="3.8320518561955">
                <text:p>3.8320518561955</text:p>
              </table:table-cell>
              <table:table-cell office:value-type="float" office:value="3.8320518561955">
                <text:p>3.83205185619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596">
                <text:p>11.596</text:p>
              </table:table-cell>
              <table:table-cell office:value-type="float" office:value="3.92328163346837">
                <text:p>3.92328163346837</text:p>
              </table:table-cell>
              <table:table-cell office:value-type="float" office:value="3.92328163346837">
                <text:p>3.9232816334683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.222">
                <text:p>8.222</text:p>
              </table:table-cell>
              <table:table-cell office:value-type="float" office:value="1.70156860404914">
                <text:p>1.70156860404914</text:p>
              </table:table-cell>
              <table:table-cell office:value-type="float" office:value="1.70156860404914">
                <text:p>1.701568604049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2846153846154">
                <text:p>10.2846153846154</text:p>
              </table:table-cell>
              <table:table-cell office:value-type="float" office:value="2.34553585807987">
                <text:p>2.34553585807987</text:p>
              </table:table-cell>
              <table:table-cell office:value-type="float" office:value="2.34553585807987">
                <text:p>2.34553585807987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47605894191255">
                <text:p>1.47605894191255</text:p>
              </table:table-cell>
              <table:table-cell office:value-type="float" office:value="1.47605894191255">
                <text:p>1.4760589419125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.44">
                <text:p>9.44</text:p>
              </table:table-cell>
              <table:table-cell office:value-type="float" office:value="1.46355731011806">
                <text:p>1.46355731011806</text:p>
              </table:table-cell>
              <table:table-cell office:value-type="float" office:value="1.46355731011806">
                <text:p>1.46355731011806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7.15">
                <text:p>7.15</text:p>
              </table:table-cell>
              <table:table-cell office:value-type="float" office:value="1.31687762023153">
                <text:p>1.31687762023153</text:p>
              </table:table-cell>
              <table:table-cell office:value-type="float" office:value="1.31687762023153">
                <text:p>1.31687762023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